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Backend APIs</text:p>
      <text:p text:style-name="Text_20_body">Each backend <text:span text:style-name="Source_Text">BACKEND</text:span> needs to define the macro <text:span text:style-name="Source_Text">${BACKEND}_API</text:span> appropriately to import symbols referenced from outside the library, and to export them from within the library. See any of the <text:span text:style-name="Source_Text">${backend}_backend_visibility</text:span> header files for an example; see also what_is_back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ckend APIs</dc:title>
  </office:meta>
</office:document-meta>
</file>